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91.3mm" svg:height="90.05mm" svg:x="46.26mm" svg:y="1.06mm">
            <draw:object draw:notify-on-update-of-ranges="Sheet1.B1:Sheet1.B22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1.31mm" svg:height="90.05mm" svg:x="45.98mm" svg:y="100.4mm">
            <draw:object draw:notify-on-update-of-ranges="Sheet1.A1:Sheet1.A225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071" calcext:value-type="float">
            <text:p>7071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15709" calcext:value-type="float">
            <text:p>1570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9513" calcext:value-type="float">
            <text:p>19513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float" office:value="26902" calcext:value-type="float">
            <text:p>2690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0433" calcext:value-type="float">
            <text:p>30433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21122" calcext:value-type="float">
            <text:p>211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6468" calcext:value-type="float">
            <text:p>26468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19328" calcext:value-type="float">
            <text:p>1932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4226" calcext:value-type="float">
            <text:p>24226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18546" calcext:value-type="float">
            <text:p>185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3608" calcext:value-type="float">
            <text:p>23608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18535" calcext:value-type="float">
            <text:p>1853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583" calcext:value-type="float">
            <text:p>22583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18281" calcext:value-type="float">
            <text:p>1828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316" calcext:value-type="float">
            <text:p>22316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18074" calcext:value-type="float">
            <text:p>1807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3369" calcext:value-type="float">
            <text:p>2336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841" calcext:value-type="float">
            <text:p>1884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2280" calcext:value-type="float">
            <text:p>22280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18611" calcext:value-type="float">
            <text:p>186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2225" calcext:value-type="float">
            <text:p>22225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18646" calcext:value-type="float">
            <text:p>1864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3899" calcext:value-type="float">
            <text:p>23899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19091" calcext:value-type="float">
            <text:p>1909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3355" calcext:value-type="float">
            <text:p>23355</text:p>
          </table:table-cell>
        </table:table-row>
        <table:table-row table:style-name="ro1">
          <table:table-cell office:value-type="float" office:value="46626" calcext:value-type="float">
            <text:p>46626</text:p>
          </table:table-cell>
          <table:table-cell office:value-type="float" office:value="13602" calcext:value-type="float">
            <text:p>1360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0442" calcext:value-type="float">
            <text:p>20442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18840" calcext:value-type="float">
            <text:p>1884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0267" calcext:value-type="float">
            <text:p>20267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19395" calcext:value-type="float">
            <text:p>1939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0815" calcext:value-type="float">
            <text:p>20815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18952" calcext:value-type="float">
            <text:p>1895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0260" calcext:value-type="float">
            <text:p>20260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8958" calcext:value-type="float">
            <text:p>18958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3201" calcext:value-type="float">
            <text:p>23201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19606" calcext:value-type="float">
            <text:p>1960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0358" calcext:value-type="float">
            <text:p>20358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836" calcext:value-type="float">
            <text:p>1983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743" calcext:value-type="float">
            <text:p>1974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0059" calcext:value-type="float">
            <text:p>2005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710" calcext:value-type="float">
            <text:p>1971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4360" calcext:value-type="float">
            <text:p>343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5615" calcext:value-type="float">
            <text:p>5615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18581" calcext:value-type="float">
            <text:p>1858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0563" calcext:value-type="float">
            <text:p>20563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19880" calcext:value-type="float">
            <text:p>1988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9776" calcext:value-type="float">
            <text:p>19776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8126" calcext:value-type="float">
            <text:p>8126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9569" calcext:value-type="float">
            <text:p>19569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21287" calcext:value-type="float">
            <text:p>21287</text:p>
          </table:table-cell>
        </table:table-row>
        <table:table-row table:style-name="ro1">
          <table:table-cell office:value-type="float" office:value="10618" calcext:value-type="float">
            <text:p>10618</text:p>
          </table:table-cell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9850" calcext:value-type="float">
            <text:p>1985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8369" calcext:value-type="float">
            <text:p>8369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19921" calcext:value-type="float">
            <text:p>19921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9841" calcext:value-type="float">
            <text:p>19841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8165" calcext:value-type="float">
            <text:p>8165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0040" calcext:value-type="float">
            <text:p>2004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19840" calcext:value-type="float">
            <text:p>19840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8093" calcext:value-type="float">
            <text:p>8093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9736" calcext:value-type="float">
            <text:p>19736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9592" calcext:value-type="float">
            <text:p>19592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8043" calcext:value-type="float">
            <text:p>8043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0010" calcext:value-type="float">
            <text:p>2001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9628" calcext:value-type="float">
            <text:p>19628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9508" calcext:value-type="float">
            <text:p>19508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9557" calcext:value-type="float">
            <text:p>19557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8711" calcext:value-type="float">
            <text:p>8711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9993" calcext:value-type="float">
            <text:p>19993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9828" calcext:value-type="float">
            <text:p>19828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8627" calcext:value-type="float">
            <text:p>8627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9933" calcext:value-type="float">
            <text:p>19933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0441" calcext:value-type="float">
            <text:p>20441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8184" calcext:value-type="float">
            <text:p>8184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9957" calcext:value-type="float">
            <text:p>19957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0443" calcext:value-type="float">
            <text:p>20443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8206" calcext:value-type="float">
            <text:p>8206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20102" calcext:value-type="float">
            <text:p>20102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9758" calcext:value-type="float">
            <text:p>19758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0823" calcext:value-type="float">
            <text:p>20823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0004" calcext:value-type="float">
            <text:p>20004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0269" calcext:value-type="float">
            <text:p>20269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9878" calcext:value-type="float">
            <text:p>19878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8251" calcext:value-type="float">
            <text:p>8251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0847" calcext:value-type="float">
            <text:p>20847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0010" calcext:value-type="float">
            <text:p>20010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8450" calcext:value-type="float">
            <text:p>845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9819" calcext:value-type="float">
            <text:p>19819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9824" calcext:value-type="float">
            <text:p>19824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8186" calcext:value-type="float">
            <text:p>8186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0005" calcext:value-type="float">
            <text:p>20005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0447" calcext:value-type="float">
            <text:p>20447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8165" calcext:value-type="float">
            <text:p>8165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19794" calcext:value-type="float">
            <text:p>19794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2706" calcext:value-type="float">
            <text:p>22706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float" office:value="18092" calcext:value-type="float">
            <text:p>18092</text:p>
          </table:table-cell>
        </table:table-row>
        <table:table-row table:style-name="ro1">
          <table:table-cell office:value-type="float" office:value="49622" calcext:value-type="float">
            <text:p>49622</text:p>
          </table:table-cell>
          <table:table-cell office:value-type="float" office:value="33875" calcext:value-type="float">
            <text:p>33875</text:p>
          </table:table-cell>
        </table:table-row>
        <table:table-row table:style-name="ro1">
          <table:table-cell office:value-type="float" office:value="31855" calcext:value-type="float">
            <text:p>31855</text:p>
          </table:table-cell>
          <table:table-cell office:value-type="float" office:value="27656" calcext:value-type="float">
            <text:p>27656</text:p>
          </table:table-cell>
        </table:table-row>
        <table:table-row table:style-name="ro1">
          <table:table-cell office:value-type="float" office:value="33247" calcext:value-type="float">
            <text:p>33247</text:p>
          </table:table-cell>
          <table:table-cell office:value-type="float" office:value="9158" calcext:value-type="float">
            <text:p>9158</text:p>
          </table:table-cell>
        </table:table-row>
        <table:table-row table:style-name="ro1">
          <table:table-cell office:value-type="float" office:value="25818" calcext:value-type="float">
            <text:p>25818</text:p>
          </table:table-cell>
          <table:table-cell office:value-type="float" office:value="21966" calcext:value-type="float">
            <text:p>21966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647" calcext:value-type="float">
            <text:p>17647</text:p>
          </table:table-cell>
          <table:table-cell office:value-type="float" office:value="45340" calcext:value-type="float">
            <text:p>45340</text:p>
          </table:table-cell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float" office:value="9163" calcext:value-type="float">
            <text:p>9163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2076" calcext:value-type="float">
            <text:p>22076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3704" calcext:value-type="float">
            <text:p>23704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9044" calcext:value-type="float">
            <text:p>9044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21786" calcext:value-type="float">
            <text:p>21786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3153" calcext:value-type="float">
            <text:p>23153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20523" calcext:value-type="float">
            <text:p>20523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0330" calcext:value-type="float">
            <text:p>20330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float" office:value="8721" calcext:value-type="float">
            <text:p>8721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1047" calcext:value-type="float">
            <text:p>21047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21168" calcext:value-type="float">
            <text:p>21168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9522" calcext:value-type="float">
            <text:p>9522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21496" calcext:value-type="float">
            <text:p>21496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1032" calcext:value-type="float">
            <text:p>21032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9066" calcext:value-type="float">
            <text:p>9066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0889" calcext:value-type="float">
            <text:p>20889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1184" calcext:value-type="float">
            <text:p>21184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8209" calcext:value-type="float">
            <text:p>8209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9747" calcext:value-type="float">
            <text:p>19747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0013" calcext:value-type="float">
            <text:p>20013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8129" calcext:value-type="float">
            <text:p>8129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9712" calcext:value-type="float">
            <text:p>19712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9567" calcext:value-type="float">
            <text:p>19567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8082" calcext:value-type="float">
            <text:p>8082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9620" calcext:value-type="float">
            <text:p>1962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9944" calcext:value-type="float">
            <text:p>19944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9703" calcext:value-type="float">
            <text:p>19703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9646" calcext:value-type="float">
            <text:p>19646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8243" calcext:value-type="float">
            <text:p>8243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19651" calcext:value-type="float">
            <text:p>19651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20077" calcext:value-type="float">
            <text:p>20077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9687" calcext:value-type="float">
            <text:p>19687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9751" calcext:value-type="float">
            <text:p>19751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9548" calcext:value-type="float">
            <text:p>19548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0041" calcext:value-type="float">
            <text:p>20041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float" office:value="8082" calcext:value-type="float">
            <text:p>8082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9701" calcext:value-type="float">
            <text:p>19701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9728" calcext:value-type="float">
            <text:p>19728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8089" calcext:value-type="float">
            <text:p>8089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9589" calcext:value-type="float">
            <text:p>19589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0076" calcext:value-type="float">
            <text:p>20076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9813" calcext:value-type="float">
            <text:p>19813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9875" calcext:value-type="float">
            <text:p>19875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8102" calcext:value-type="float">
            <text:p>8102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9628" calcext:value-type="float">
            <text:p>19628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19651" calcext:value-type="float">
            <text:p>19651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9799" calcext:value-type="float">
            <text:p>19799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8091" calcext:value-type="float">
            <text:p>8091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19561" calcext:value-type="float">
            <text:p>19561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1397" calcext:value-type="float">
            <text:p>21397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8231" calcext:value-type="float">
            <text:p>8231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0167" calcext:value-type="float">
            <text:p>20167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9996" calcext:value-type="float">
            <text:p>19996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8241" calcext:value-type="float">
            <text:p>8241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19599" calcext:value-type="float">
            <text:p>19599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20221" calcext:value-type="float">
            <text:p>20221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8126" calcext:value-type="float">
            <text:p>8126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9837" calcext:value-type="float">
            <text:p>19837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9765" calcext:value-type="float">
            <text:p>19765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9690" calcext:value-type="float">
            <text:p>1969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0036" calcext:value-type="float">
            <text:p>20036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8136" calcext:value-type="float">
            <text:p>8136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9761" calcext:value-type="float">
            <text:p>19761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9960" calcext:value-type="float">
            <text:p>19960</text:p>
          </table:table-cell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float" office:value="8357" calcext:value-type="float">
            <text:p>8357</text:p>
          </table:table-cell>
        </table:table-row>
        <table:table-row table:style-name="ro1">
          <table:table-cell office:value-type="float" office:value="24622" calcext:value-type="float">
            <text:p>24622</text:p>
          </table:table-cell>
          <table:table-cell office:value-type="float" office:value="21057" calcext:value-type="float">
            <text:p>21057</text:p>
          </table:table-cell>
        </table:table-row>
        <table:table-row table:style-name="ro1">
          <table:table-cell office:value-type="float" office:value="21648" calcext:value-type="float">
            <text:p>21648</text:p>
          </table:table-cell>
          <table:table-cell office:value-type="float" office:value="21264" calcext:value-type="float">
            <text:p>21264</text:p>
          </table:table-cell>
        </table:table-row>
        <table:table-row table:style-name="ro1">
          <table:table-cell office:value-type="float" office:value="28228" calcext:value-type="float">
            <text:p>28228</text:p>
          </table:table-cell>
          <table:table-cell office:value-type="float" office:value="8434" calcext:value-type="float">
            <text:p>8434</text:p>
          </table:table-cell>
        </table:table-row>
        <table:table-row table:style-name="ro1">
          <table:table-cell office:value-type="float" office:value="24135" calcext:value-type="float">
            <text:p>24135</text:p>
          </table:table-cell>
          <table:table-cell office:value-type="float" office:value="21274" calcext:value-type="float">
            <text:p>21274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569" calcext:value-type="float">
            <text:p>16569</text:p>
          </table:table-cell>
          <table:table-cell office:value-type="float" office:value="41016" calcext:value-type="float">
            <text:p>41016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0081" calcext:value-type="float">
            <text:p>2008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0370" calcext:value-type="float">
            <text:p>20370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0053" calcext:value-type="float">
            <text:p>20053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0046" calcext:value-type="float">
            <text:p>20046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0028" calcext:value-type="float">
            <text:p>20028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0424" calcext:value-type="float">
            <text:p>20424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0065" calcext:value-type="float">
            <text:p>20065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9994" calcext:value-type="float">
            <text:p>19994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0233" calcext:value-type="float">
            <text:p>20233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0385" calcext:value-type="float">
            <text:p>20385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9733" calcext:value-type="float">
            <text:p>1973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9587" calcext:value-type="float">
            <text:p>19587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8199" calcext:value-type="float">
            <text:p>8199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9669" calcext:value-type="float">
            <text:p>19669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9923" calcext:value-type="float">
            <text:p>19923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8046" calcext:value-type="float">
            <text:p>8046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1090" calcext:value-type="float">
            <text:p>2109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0194" calcext:value-type="float">
            <text:p>20194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9817" calcext:value-type="float">
            <text:p>19817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9986" calcext:value-type="float">
            <text:p>19986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8061" calcext:value-type="float">
            <text:p>8061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9681" calcext:value-type="float">
            <text:p>19681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9731" calcext:value-type="float">
            <text:p>19731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8037" calcext:value-type="float">
            <text:p>8037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19555" calcext:value-type="float">
            <text:p>19555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9958" calcext:value-type="float">
            <text:p>19958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8116" calcext:value-type="float">
            <text:p>8116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9746" calcext:value-type="float">
            <text:p>19746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9607" calcext:value-type="float">
            <text:p>19607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9593" calcext:value-type="float">
            <text:p>19593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0025" calcext:value-type="float">
            <text:p>20025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19718" calcext:value-type="float">
            <text:p>19718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9632" calcext:value-type="float">
            <text:p>19632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8081" calcext:value-type="float">
            <text:p>8081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9570" calcext:value-type="float">
            <text:p>1957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0014" calcext:value-type="float">
            <text:p>20014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8109" calcext:value-type="float">
            <text:p>8109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9676" calcext:value-type="float">
            <text:p>19676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9609" calcext:value-type="float">
            <text:p>19609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9787" calcext:value-type="float">
            <text:p>19787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0213" calcext:value-type="float">
            <text:p>20213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9752" calcext:value-type="float">
            <text:p>19752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9702" calcext:value-type="float">
            <text:p>19702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9658" calcext:value-type="float">
            <text:p>19658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0265" calcext:value-type="float">
            <text:p>20265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19652" calcext:value-type="float">
            <text:p>19652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9755" calcext:value-type="float">
            <text:p>19755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8297" calcext:value-type="float">
            <text:p>8297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9656" calcext:value-type="float">
            <text:p>19656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9863" calcext:value-type="float">
            <text:p>19863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19779" calcext:value-type="float">
            <text:p>19779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19621" calcext:value-type="float">
            <text:p>19621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0009" calcext:value-type="float">
            <text:p>20009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0032" calcext:value-type="float">
            <text:p>20032</text:p>
          </table:table-cell>
        </table:table-row>
        <table:table-row table:style-name="ro1">
          <table:table-cell office:value-type="float" office:value="13797" calcext:value-type="float">
            <text:p>13797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float" office:value="25236" calcext:value-type="float">
            <text:p>25236</text:p>
          </table:table-cell>
          <table:table-cell office:value-type="float" office:value="21566" calcext:value-type="float">
            <text:p>21566</text:p>
          </table:table-cell>
        </table:table-row>
        <table:table-row table:style-name="ro1">
          <table:table-cell office:value-type="float" office:value="21573" calcext:value-type="float">
            <text:p>21573</text:p>
          </table:table-cell>
          <table:table-cell office:value-type="float" office:value="21754" calcext:value-type="float">
            <text:p>21754</text:p>
          </table:table-cell>
        </table:table-row>
        <table:table-row table:style-name="ro1">
          <table:table-cell office:value-type="float" office:value="27979" calcext:value-type="float">
            <text:p>27979</text:p>
          </table:table-cell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float" office:value="24054" calcext:value-type="float">
            <text:p>24054</text:p>
          </table:table-cell>
          <table:table-cell office:value-type="float" office:value="21256" calcext:value-type="float">
            <text:p>21256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443" calcext:value-type="float">
            <text:p>16443</text:p>
          </table:table-cell>
          <table:table-cell office:value-type="float" office:value="41044" calcext:value-type="float">
            <text:p>41044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8208" calcext:value-type="float">
            <text:p>8208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0133" calcext:value-type="float">
            <text:p>20133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0336" calcext:value-type="float">
            <text:p>20336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8138" calcext:value-type="float">
            <text:p>8138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9978" calcext:value-type="float">
            <text:p>19978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9723" calcext:value-type="float">
            <text:p>19723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9607" calcext:value-type="float">
            <text:p>19607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9868" calcext:value-type="float">
            <text:p>19868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9539" calcext:value-type="float">
            <text:p>19539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19785" calcext:value-type="float">
            <text:p>19785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8099" calcext:value-type="float">
            <text:p>8099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9533" calcext:value-type="float">
            <text:p>1953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9903" calcext:value-type="float">
            <text:p>19903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8358" calcext:value-type="float">
            <text:p>8358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0447" calcext:value-type="float">
            <text:p>20447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0172" calcext:value-type="float">
            <text:p>20172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8079" calcext:value-type="float">
            <text:p>8079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19529" calcext:value-type="float">
            <text:p>19529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9855" calcext:value-type="float">
            <text:p>19855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8118" calcext:value-type="float">
            <text:p>8118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9693" calcext:value-type="float">
            <text:p>19693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9679" calcext:value-type="float">
            <text:p>19679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586" calcext:value-type="float">
            <text:p>19586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9914" calcext:value-type="float">
            <text:p>19914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9703" calcext:value-type="float">
            <text:p>19703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9672" calcext:value-type="float">
            <text:p>19672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8269" calcext:value-type="float">
            <text:p>8269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9595" calcext:value-type="float">
            <text:p>19595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9960" calcext:value-type="float">
            <text:p>19960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8164" calcext:value-type="float">
            <text:p>8164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19788" calcext:value-type="float">
            <text:p>19788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0336" calcext:value-type="float">
            <text:p>20336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8291" calcext:value-type="float">
            <text:p>8291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19611" calcext:value-type="float">
            <text:p>19611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0065" calcext:value-type="float">
            <text:p>20065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9040" calcext:value-type="float">
            <text:p>904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20754" calcext:value-type="float">
            <text:p>20754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0201" calcext:value-type="float">
            <text:p>20201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20811" calcext:value-type="float">
            <text:p>20811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0349" calcext:value-type="float">
            <text:p>20349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8115" calcext:value-type="float">
            <text:p>8115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19614" calcext:value-type="float">
            <text:p>19614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9621" calcext:value-type="float">
            <text:p>19621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19682" calcext:value-type="float">
            <text:p>19682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20075" calcext:value-type="float">
            <text:p>20075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8138" calcext:value-type="float">
            <text:p>8138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9655" calcext:value-type="float">
            <text:p>19655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19804" calcext:value-type="float">
            <text:p>19804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8276" calcext:value-type="float">
            <text:p>8276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9835" calcext:value-type="float">
            <text:p>19835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0238" calcext:value-type="float">
            <text:p>20238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8132" calcext:value-type="float">
            <text:p>8132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9630" calcext:value-type="float">
            <text:p>1963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9814" calcext:value-type="float">
            <text:p>19814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8284" calcext:value-type="float">
            <text:p>8284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9639" calcext:value-type="float">
            <text:p>1963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088" calcext:value-type="float">
            <text:p>20088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8145" calcext:value-type="float">
            <text:p>8145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9855" calcext:value-type="float">
            <text:p>19855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9720" calcext:value-type="float">
            <text:p>19720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8459" calcext:value-type="float">
            <text:p>8459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9674" calcext:value-type="float">
            <text:p>19674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0210" calcext:value-type="float">
            <text:p>20210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8226" calcext:value-type="float">
            <text:p>8226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9685" calcext:value-type="float">
            <text:p>19685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9730" calcext:value-type="float">
            <text:p>19730</text:p>
          </table:table-cell>
        </table:table-row>
        <table:table-row table:style-name="ro1">
          <table:table-cell office:value-type="float" office:value="13837" calcext:value-type="float">
            <text:p>13837</text:p>
          </table:table-cell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float" office:value="24367" calcext:value-type="float">
            <text:p>24367</text:p>
          </table:table-cell>
          <table:table-cell office:value-type="float" office:value="21274" calcext:value-type="float">
            <text:p>21274</text:p>
          </table:table-cell>
        </table:table-row>
        <table:table-row table:style-name="ro1">
          <table:table-cell office:value-type="float" office:value="21587" calcext:value-type="float">
            <text:p>21587</text:p>
          </table:table-cell>
          <table:table-cell office:value-type="float" office:value="21225" calcext:value-type="float">
            <text:p>21225</text:p>
          </table:table-cell>
        </table:table-row>
        <table:table-row table:style-name="ro1">
          <table:table-cell office:value-type="float" office:value="28081" calcext:value-type="float">
            <text:p>28081</text:p>
          </table:table-cell>
          <table:table-cell office:value-type="float" office:value="8475" calcext:value-type="float">
            <text:p>8475</text:p>
          </table:table-cell>
        </table:table-row>
        <table:table-row table:style-name="ro1">
          <table:table-cell office:value-type="float" office:value="24250" calcext:value-type="float">
            <text:p>24250</text:p>
          </table:table-cell>
          <table:table-cell office:value-type="float" office:value="21651" calcext:value-type="float">
            <text:p>21651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645" calcext:value-type="float">
            <text:p>16645</text:p>
          </table:table-cell>
          <table:table-cell office:value-type="float" office:value="40947" calcext:value-type="float">
            <text:p>40947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8203" calcext:value-type="float">
            <text:p>8203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9693" calcext:value-type="float">
            <text:p>19693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0135" calcext:value-type="float">
            <text:p>2013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8104" calcext:value-type="float">
            <text:p>8104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19667" calcext:value-type="float">
            <text:p>19667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0812" calcext:value-type="float">
            <text:p>20812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8569" calcext:value-type="float">
            <text:p>8569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0346" calcext:value-type="float">
            <text:p>20346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0331" calcext:value-type="float">
            <text:p>20331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8233" calcext:value-type="float">
            <text:p>8233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9698" calcext:value-type="float">
            <text:p>19698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9692" calcext:value-type="float">
            <text:p>19692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9533" calcext:value-type="float">
            <text:p>19533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8139" calcext:value-type="float">
            <text:p>8139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9832" calcext:value-type="float">
            <text:p>19832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9628" calcext:value-type="float">
            <text:p>19628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8092" calcext:value-type="float">
            <text:p>8092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9570" calcext:value-type="float">
            <text:p>1957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9903" calcext:value-type="float">
            <text:p>19903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float" office:value="8251" calcext:value-type="float">
            <text:p>8251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9842" calcext:value-type="float">
            <text:p>19842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9609" calcext:value-type="float">
            <text:p>19609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8067" calcext:value-type="float">
            <text:p>8067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9626" calcext:value-type="float">
            <text:p>19626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20057" calcext:value-type="float">
            <text:p>20057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9717" calcext:value-type="float">
            <text:p>1971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712" calcext:value-type="float">
            <text:p>19712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8084" calcext:value-type="float">
            <text:p>8084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9676" calcext:value-type="float">
            <text:p>19676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0256" calcext:value-type="float">
            <text:p>20256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0028" calcext:value-type="float">
            <text:p>20028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9636" calcext:value-type="float">
            <text:p>19636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9660" calcext:value-type="float">
            <text:p>1966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9963" calcext:value-type="float">
            <text:p>19963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9680" calcext:value-type="float">
            <text:p>1968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9702" calcext:value-type="float">
            <text:p>19702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8209" calcext:value-type="float">
            <text:p>8209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9627" calcext:value-type="float">
            <text:p>19627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9976" calcext:value-type="float">
            <text:p>19976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9683" calcext:value-type="float">
            <text:p>19683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0202" calcext:value-type="float">
            <text:p>20202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8268" calcext:value-type="float">
            <text:p>8268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9598" calcext:value-type="float">
            <text:p>19598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0136" calcext:value-type="float">
            <text:p>20136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9758" calcext:value-type="float">
            <text:p>19758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9754" calcext:value-type="float">
            <text:p>19754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9639" calcext:value-type="float">
            <text:p>1963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0991" calcext:value-type="float">
            <text:p>20991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0464" calcext:value-type="float">
            <text:p>20464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0309" calcext:value-type="float">
            <text:p>20309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0111" calcext:value-type="float">
            <text:p>20111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0412" calcext:value-type="float">
            <text:p>20412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9636" calcext:value-type="float">
            <text:p>19636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9726" calcext:value-type="float">
            <text:p>19726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8124" calcext:value-type="float">
            <text:p>8124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19641" calcext:value-type="float">
            <text:p>19641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9974" calcext:value-type="float">
            <text:p>19974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9675" calcext:value-type="float">
            <text:p>19675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9765" calcext:value-type="float">
            <text:p>19765</text:p>
          </table:table-cell>
        </table:table-row>
        <table:table-row table:style-name="ro1">
          <table:table-cell office:value-type="float" office:value="13926" calcext:value-type="float">
            <text:p>13926</text:p>
          </table:table-cell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24706" calcext:value-type="float">
            <text:p>24706</text:p>
          </table:table-cell>
          <table:table-cell office:value-type="float" office:value="21204" calcext:value-type="float">
            <text:p>21204</text:p>
          </table:table-cell>
        </table:table-row>
        <table:table-row table:style-name="ro1">
          <table:table-cell office:value-type="float" office:value="21658" calcext:value-type="float">
            <text:p>21658</text:p>
          </table:table-cell>
          <table:table-cell office:value-type="float" office:value="21172" calcext:value-type="float">
            <text:p>21172</text:p>
          </table:table-cell>
        </table:table-row>
        <table:table-row table:style-name="ro1">
          <table:table-cell office:value-type="float" office:value="28229" calcext:value-type="float">
            <text:p>28229</text:p>
          </table:table-cell>
          <table:table-cell office:value-type="float" office:value="8309" calcext:value-type="float">
            <text:p>8309</text:p>
          </table:table-cell>
        </table:table-row>
        <table:table-row table:style-name="ro1">
          <table:table-cell office:value-type="float" office:value="24328" calcext:value-type="float">
            <text:p>24328</text:p>
          </table:table-cell>
          <table:table-cell office:value-type="float" office:value="21159" calcext:value-type="float">
            <text:p>21159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567" calcext:value-type="float">
            <text:p>16567</text:p>
          </table:table-cell>
          <table:table-cell office:value-type="float" office:value="41296" calcext:value-type="float">
            <text:p>41296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float" office:value="8239" calcext:value-type="float">
            <text:p>8239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9808" calcext:value-type="float">
            <text:p>19808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8069" calcext:value-type="float">
            <text:p>8069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9687" calcext:value-type="float">
            <text:p>19687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9646" calcext:value-type="float">
            <text:p>19646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8109" calcext:value-type="float">
            <text:p>8109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19880" calcext:value-type="float">
            <text:p>1988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9660" calcext:value-type="float">
            <text:p>19660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8206" calcext:value-type="float">
            <text:p>8206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9871" calcext:value-type="float">
            <text:p>19871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9910" calcext:value-type="float">
            <text:p>1991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9643" calcext:value-type="float">
            <text:p>19643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9808" calcext:value-type="float">
            <text:p>19808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9940" calcext:value-type="float">
            <text:p>1994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9753" calcext:value-type="float">
            <text:p>19753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9264" calcext:value-type="float">
            <text:p>19264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0084" calcext:value-type="float">
            <text:p>20084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0005" calcext:value-type="float">
            <text:p>20005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9617" calcext:value-type="float">
            <text:p>19617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19938" calcext:value-type="float">
            <text:p>19938</text:p>
          </table:table-cell>
        </table:table-row>
        <table:table-row table:style-name="ro1">
          <table:table-cell office:value-type="float" office:value="18814" calcext:value-type="float">
            <text:p>18814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20011" calcext:value-type="float">
            <text:p>20011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0824" calcext:value-type="float">
            <text:p>20824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19627" calcext:value-type="float">
            <text:p>19627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0066" calcext:value-type="float">
            <text:p>20066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19627" calcext:value-type="float">
            <text:p>19627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0387" calcext:value-type="float">
            <text:p>20387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9323" calcext:value-type="float">
            <text:p>19323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9995" calcext:value-type="float">
            <text:p>19995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19605" calcext:value-type="float">
            <text:p>19605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0146" calcext:value-type="float">
            <text:p>20146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20240" calcext:value-type="float">
            <text:p>20240</text:p>
          </table:table-cell>
        </table:table-row>
        <table:table-row table:style-name="ro1">
          <table:table-cell office:value-type="float" office:value="17814" calcext:value-type="float">
            <text:p>17814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19122" calcext:value-type="float">
            <text:p>19122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9190" calcext:value-type="float">
            <text:p>1919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1447" calcext:value-type="float">
            <text:p>21447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19583" calcext:value-type="float">
            <text:p>19583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0197" calcext:value-type="float">
            <text:p>20197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19026" calcext:value-type="float">
            <text:p>1902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0608" calcext:value-type="float">
            <text:p>20608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19451" calcext:value-type="float">
            <text:p>19451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0520" calcext:value-type="float">
            <text:p>2052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430" calcext:value-type="float">
            <text:p>19430</text:p>
          </table:table-cell>
        </table:table-row>
        <table:table-row table:style-name="ro1">
          <table:table-cell office:value-type="float" office:value="18524" calcext:value-type="float">
            <text:p>18524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19176" calcext:value-type="float">
            <text:p>1917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1505" calcext:value-type="float">
            <text:p>21505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18723" calcext:value-type="float">
            <text:p>1872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1866" calcext:value-type="float">
            <text:p>21866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19215" calcext:value-type="float">
            <text:p>192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1176" calcext:value-type="float">
            <text:p>21176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19051" calcext:value-type="float">
            <text:p>1905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1352" calcext:value-type="float">
            <text:p>21352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18899" calcext:value-type="float">
            <text:p>1889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1306" calcext:value-type="float">
            <text:p>21306</text:p>
          </table:table-cell>
        </table:table-row>
        <table:table-row table:style-name="ro1">
          <table:table-cell office:value-type="float" office:value="14849" calcext:value-type="float">
            <text:p>14849</text:p>
          </table:table-cell>
          <table:table-cell office:value-type="float" office:value="19804" calcext:value-type="float">
            <text:p>19804</text:p>
          </table:table-cell>
        </table:table-row>
        <table:table-row table:style-name="ro1">
          <table:table-cell office:value-type="float" office:value="26706" calcext:value-type="float">
            <text:p>26706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41515" calcext:value-type="float">
            <text:p>41515</text:p>
          </table:table-cell>
          <table:table-cell office:value-type="float" office:value="19350" calcext:value-type="float">
            <text:p>19350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24755" calcext:value-type="float">
            <text:p>24755</text:p>
          </table:table-cell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float" office:value="19131" calcext:value-type="float">
            <text:p>19131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26463" calcext:value-type="float">
            <text:p>26463</text:p>
          </table:table-cell>
        </table:table-row>
        <table:table-row table:style-name="ro1">
          <table:table-cell office:value-type="float" office:value="42991" calcext:value-type="float">
            <text:p>42991</text:p>
          </table:table-cell>
          <table:table-cell office:value-type="float" office:value="19876" calcext:value-type="float">
            <text:p>19876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24203" calcext:value-type="float">
            <text:p>24203</text:p>
          </table:table-cell>
        </table:table-row>
        <table:table-row table:style-name="ro1">
          <table:table-cell office:value-type="float" office:value="14760" calcext:value-type="float">
            <text:p>147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266" calcext:value-type="float">
            <text:p>47266</text:p>
          </table:table-cell>
          <table:table-cell office:value-type="float" office:value="29758" calcext:value-type="float">
            <text:p>29758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8313" calcext:value-type="float">
            <text:p>38313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18748" calcext:value-type="float">
            <text:p>1874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1311" calcext:value-type="float">
            <text:p>21311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19379" calcext:value-type="float">
            <text:p>19379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1286" calcext:value-type="float">
            <text:p>21286</text:p>
          </table:table-cell>
        </table:table-row>
        <table:table-row table:style-name="ro1">
          <table:table-cell office:value-type="float" office:value="21818" calcext:value-type="float">
            <text:p>21818</text:p>
          </table:table-cell>
          <table:table-cell office:value-type="float" office:value="13693" calcext:value-type="float">
            <text:p>1369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0868" calcext:value-type="float">
            <text:p>20868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19032" calcext:value-type="float">
            <text:p>1903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1137" calcext:value-type="float">
            <text:p>21137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19355" calcext:value-type="float">
            <text:p>1935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1060" calcext:value-type="float">
            <text:p>21060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9137" calcext:value-type="float">
            <text:p>1913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1035" calcext:value-type="float">
            <text:p>21035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18861" calcext:value-type="float">
            <text:p>1886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2116" calcext:value-type="float">
            <text:p>22116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19943" calcext:value-type="float">
            <text:p>1994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0901" calcext:value-type="float">
            <text:p>20901</text:p>
          </table:table-cell>
        </table:table-row>
        <table:table-row table:style-name="ro1">
          <table:table-cell office:value-type="float" office:value="20709" calcext:value-type="float">
            <text:p>20709</text:p>
          </table:table-cell>
          <table:table-cell office:value-type="float" office:value="11734" calcext:value-type="float">
            <text:p>11734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0209" calcext:value-type="float">
            <text:p>2020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9550" calcext:value-type="float">
            <text:p>1955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0410" calcext:value-type="float">
            <text:p>20410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9348" calcext:value-type="float">
            <text:p>19348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0831" calcext:value-type="float">
            <text:p>20831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9547" calcext:value-type="float">
            <text:p>1954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0132" calcext:value-type="float">
            <text:p>20132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20148" calcext:value-type="float">
            <text:p>20148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0401" calcext:value-type="float">
            <text:p>20401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19590" calcext:value-type="float">
            <text:p>1959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0460" calcext:value-type="float">
            <text:p>20460</text:p>
          </table:table-cell>
        </table:table-row>
        <table:table-row table:style-name="ro1">
          <table:table-cell office:value-type="float" office:value="19193" calcext:value-type="float">
            <text:p>19193</text:p>
          </table:table-cell>
          <table:table-cell office:value-type="float" office:value="10076" calcext:value-type="float">
            <text:p>1007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25" calcext:value-type="float">
            <text:p>20125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20236" calcext:value-type="float">
            <text:p>2023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0420" calcext:value-type="float">
            <text:p>2042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20793" calcext:value-type="float">
            <text:p>2079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0169" calcext:value-type="float">
            <text:p>20169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19898" calcext:value-type="float">
            <text:p>1989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0742" calcext:value-type="float">
            <text:p>20742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20396" calcext:value-type="float">
            <text:p>2039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361" calcext:value-type="float">
            <text:p>20361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19652" calcext:value-type="float">
            <text:p>1965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0168" calcext:value-type="float">
            <text:p>20168</text:p>
          </table:table-cell>
        </table:table-row>
        <table:table-row table:style-name="ro1">
          <table:table-cell office:value-type="float" office:value="18147" calcext:value-type="float">
            <text:p>18147</text:p>
          </table:table-cell>
          <table:table-cell office:value-type="float" office:value="7915" calcext:value-type="float">
            <text:p>7915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0074" calcext:value-type="float">
            <text:p>20074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0252" calcext:value-type="float">
            <text:p>20252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19790" calcext:value-type="float">
            <text:p>1979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9824" calcext:value-type="float">
            <text:p>19824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20148" calcext:value-type="float">
            <text:p>2014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613" calcext:value-type="float">
            <text:p>20613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9565" calcext:value-type="float">
            <text:p>19565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20287" calcext:value-type="float">
            <text:p>20287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20119" calcext:value-type="float">
            <text:p>20119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20326" calcext:value-type="float">
            <text:p>20326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22227" calcext:value-type="float">
            <text:p>22227</text:p>
          </table:table-cell>
        </table:table-row>
        <table:table-row table:style-name="ro1">
          <table:table-cell office:value-type="float" office:value="18624" calcext:value-type="float">
            <text:p>18624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20617" calcext:value-type="float">
            <text:p>20617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1321" calcext:value-type="float">
            <text:p>21321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19639" calcext:value-type="float">
            <text:p>19639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0989" calcext:value-type="float">
            <text:p>20989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20559" calcext:value-type="float">
            <text:p>20559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1259" calcext:value-type="float">
            <text:p>21259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9479" calcext:value-type="float">
            <text:p>19479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0505" calcext:value-type="float">
            <text:p>20505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20111" calcext:value-type="float">
            <text:p>2011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1616" calcext:value-type="float">
            <text:p>21616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20906" calcext:value-type="float">
            <text:p>20906</text:p>
          </table:table-cell>
        </table:table-row>
        <table:table-row table:style-name="ro1">
          <table:table-cell office:value-type="float" office:value="17689" calcext:value-type="float">
            <text:p>17689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19472" calcext:value-type="float">
            <text:p>19472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1446" calcext:value-type="float">
            <text:p>21446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19676" calcext:value-type="float">
            <text:p>1967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2277" calcext:value-type="float">
            <text:p>22277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19726" calcext:value-type="float">
            <text:p>1972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0898" calcext:value-type="float">
            <text:p>20898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9862" calcext:value-type="float">
            <text:p>1986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2449" calcext:value-type="float">
            <text:p>22449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19543" calcext:value-type="float">
            <text:p>1954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1185" calcext:value-type="float">
            <text:p>21185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19826" calcext:value-type="float">
            <text:p>19826</text:p>
          </table:table-cell>
        </table:table-row>
        <table:table-row table:style-name="ro1">
          <table:table-cell office:value-type="float" office:value="19880" calcext:value-type="float">
            <text:p>19880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19346" calcext:value-type="float">
            <text:p>1934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2096" calcext:value-type="float">
            <text:p>22096</text:p>
          </table:table-cell>
        </table:table-row>
        <table:table-row table:style-name="ro1">
          <table:table-cell office:value-type="float" office:value="15592" calcext:value-type="float">
            <text:p>15592</text:p>
          </table:table-cell>
          <table:table-cell office:value-type="float" office:value="19801" calcext:value-type="float">
            <text:p>19801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office:value-type="float" office:value="25079" calcext:value-type="float">
            <text:p>25079</text:p>
          </table:table-cell>
        </table:table-row>
        <table:table-row table:style-name="ro1">
          <table:table-cell office:value-type="float" office:value="37564" calcext:value-type="float">
            <text:p>37564</text:p>
          </table:table-cell>
          <table:table-cell office:value-type="float" office:value="20029" calcext:value-type="float">
            <text:p>20029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24289" calcext:value-type="float">
            <text:p>24289</text:p>
          </table:table-cell>
        </table:table-row>
        <table:table-row table:style-name="ro1">
          <table:table-cell office:value-type="float" office:value="38405" calcext:value-type="float">
            <text:p>38405</text:p>
          </table:table-cell>
          <table:table-cell office:value-type="float" office:value="19509" calcext:value-type="float">
            <text:p>1950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4509" calcext:value-type="float">
            <text:p>2450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048" calcext:value-type="float">
            <text:p>37048</text:p>
          </table:table-cell>
          <table:table-cell office:value-type="float" office:value="19474" calcext:value-type="float">
            <text:p>19474</text:p>
          </table:table-cell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24237" calcext:value-type="float">
            <text:p>2423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9682" calcext:value-type="float">
            <text:p>39682</text:p>
          </table:table-cell>
        </table:table-row>
        <table:table-row table:style-name="ro1">
          <table:table-cell office:value-type="float" office:value="25902" calcext:value-type="float">
            <text:p>25902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18681" calcext:value-type="float">
            <text:p>1868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4217" calcext:value-type="float">
            <text:p>24217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18746" calcext:value-type="float">
            <text:p>1874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4434" calcext:value-type="float">
            <text:p>24434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19094" calcext:value-type="float">
            <text:p>1909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3385" calcext:value-type="float">
            <text:p>23385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18774" calcext:value-type="float">
            <text:p>1877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071" calcext:value-type="float">
            <text:p>24071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18998" calcext:value-type="float">
            <text:p>1899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420" calcext:value-type="float">
            <text:p>23420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19024" calcext:value-type="float">
            <text:p>1902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4168" calcext:value-type="float">
            <text:p>24168</text:p>
          </table:table-cell>
        </table:table-row>
        <table:table-row table:style-name="ro1">
          <table:table-cell office:value-type="float" office:value="24159" calcext:value-type="float">
            <text:p>24159</text:p>
          </table:table-cell>
          <table:table-cell office:value-type="float" office:value="16432" calcext:value-type="float">
            <text:p>1643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3303" calcext:value-type="float">
            <text:p>23303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18557" calcext:value-type="float">
            <text:p>1855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4556" calcext:value-type="float">
            <text:p>24556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18948" calcext:value-type="float">
            <text:p>1894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2392" calcext:value-type="float">
            <text:p>22392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18688" calcext:value-type="float">
            <text:p>1868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975" calcext:value-type="float">
            <text:p>22975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18676" calcext:value-type="float">
            <text:p>1867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514" calcext:value-type="float">
            <text:p>2251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9819" calcext:value-type="float">
            <text:p>1981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029" calcext:value-type="float">
            <text:p>23029</text:p>
          </table:table-cell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float" office:value="15372" calcext:value-type="float">
            <text:p>1537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1581" calcext:value-type="float">
            <text:p>21581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18508" calcext:value-type="float">
            <text:p>1850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1827" calcext:value-type="float">
            <text:p>21827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19035" calcext:value-type="float">
            <text:p>1903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1875" calcext:value-type="float">
            <text:p>21875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18967" calcext:value-type="float">
            <text:p>1896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1768" calcext:value-type="float">
            <text:p>21768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18747" calcext:value-type="float">
            <text:p>1874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1306" calcext:value-type="float">
            <text:p>21306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19500" calcext:value-type="float">
            <text:p>195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1513" calcext:value-type="float">
            <text:p>21513</text:p>
          </table:table-cell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float" office:value="12783" calcext:value-type="float">
            <text:p>1278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0622" calcext:value-type="float">
            <text:p>20622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18934" calcext:value-type="float">
            <text:p>1893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1267" calcext:value-type="float">
            <text:p>21267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9815" calcext:value-type="float">
            <text:p>1981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0495" calcext:value-type="float">
            <text:p>20495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19313" calcext:value-type="float">
            <text:p>1931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0812" calcext:value-type="float">
            <text:p>20812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9503" calcext:value-type="float">
            <text:p>1950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0950" calcext:value-type="float">
            <text:p>2095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9380" calcext:value-type="float">
            <text:p>1938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0891" calcext:value-type="float">
            <text:p>20891</text:p>
          </table:table-cell>
        </table:table-row>
        <table:table-row table:style-name="ro1">
          <table:table-cell office:value-type="float" office:value="20565" calcext:value-type="float">
            <text:p>20565</text:p>
          </table:table-cell>
          <table:table-cell office:value-type="float" office:value="10842" calcext:value-type="float">
            <text:p>1084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0632" calcext:value-type="float">
            <text:p>20632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19688" calcext:value-type="float">
            <text:p>19688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0338" calcext:value-type="float">
            <text:p>20338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9358" calcext:value-type="float">
            <text:p>1935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1059" calcext:value-type="float">
            <text:p>21059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20311" calcext:value-type="float">
            <text:p>20311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0497" calcext:value-type="float">
            <text:p>20497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20231" calcext:value-type="float">
            <text:p>2023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0388" calcext:value-type="float">
            <text:p>20388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19631" calcext:value-type="float">
            <text:p>1963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0693" calcext:value-type="float">
            <text:p>20693</text:p>
          </table:table-cell>
        </table:table-row>
        <table:table-row table:style-name="ro1">
          <table:table-cell office:value-type="float" office:value="18502" calcext:value-type="float">
            <text:p>18502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0017" calcext:value-type="float">
            <text:p>20017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0003" calcext:value-type="float">
            <text:p>20003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20256" calcext:value-type="float">
            <text:p>20256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1191" calcext:value-type="float">
            <text:p>21191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0572" calcext:value-type="float">
            <text:p>20572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19846" calcext:value-type="float">
            <text:p>19846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0017" calcext:value-type="float">
            <text:p>20017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1253" calcext:value-type="float">
            <text:p>21253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0483" calcext:value-type="float">
            <text:p>20483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9598" calcext:value-type="float">
            <text:p>19598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21561" calcext:value-type="float">
            <text:p>21561</text:p>
          </table:table-cell>
        </table:table-row>
        <table:table-row table:style-name="ro1">
          <table:table-cell office:value-type="float" office:value="39069" calcext:value-type="float">
            <text:p>39069</text:p>
          </table:table-cell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float" office:value="26650" calcext:value-type="float">
            <text:p>26650</text:p>
          </table:table-cell>
          <table:table-cell office:value-type="float" office:value="20848" calcext:value-type="float">
            <text:p>20848</text:p>
          </table:table-cell>
        </table:table-row>
        <table:table-row table:style-name="ro1">
          <table:table-cell office:value-type="float" office:value="19309" calcext:value-type="float">
            <text:p>19309</text:p>
          </table:table-cell>
          <table:table-cell office:value-type="float" office:value="21657" calcext:value-type="float">
            <text:p>21657</text:p>
          </table:table-cell>
        </table:table-row>
        <table:table-row table:style-name="ro1">
          <table:table-cell office:value-type="float" office:value="26549" calcext:value-type="float">
            <text:p>26549</text:p>
          </table:table-cell>
          <table:table-cell office:value-type="float" office:value="20716" calcext:value-type="float">
            <text:p>20716</text:p>
          </table:table-cell>
        </table:table-row>
        <table:table-row table:style-name="ro1">
          <table:table-cell office:value-type="float" office:value="19457" calcext:value-type="float">
            <text:p>19457</text:p>
          </table:table-cell>
          <table:table-cell office:value-type="float" office:value="21442" calcext:value-type="float">
            <text:p>21442</text:p>
          </table:table-cell>
        </table:table-row>
        <table:table-row table:style-name="ro1">
          <table:table-cell office:value-type="float" office:value="26493" calcext:value-type="float">
            <text:p>26493</text:p>
          </table:table-cell>
          <table:table-cell office:value-type="float" office:value="21207" calcext:value-type="float">
            <text:p>21207</text:p>
          </table:table-cell>
        </table:table-row>
        <table:table-row table:style-name="ro1">
          <table:table-cell office:value-type="float" office:value="19121" calcext:value-type="float">
            <text:p>19121</text:p>
          </table:table-cell>
          <table:table-cell office:value-type="float" office:value="21592" calcext:value-type="float">
            <text:p>21592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676" calcext:value-type="float">
            <text:p>36676</text:p>
          </table:table-cell>
          <table:table-cell office:value-type="float" office:value="20790" calcext:value-type="float">
            <text:p>20790</text:p>
          </table:table-cell>
        </table:table-row>
        <table:table-row table:style-name="ro1">
          <table:table-cell office:value-type="float" office:value="15202" calcext:value-type="float">
            <text:p>15202</text:p>
          </table:table-cell>
          <table:table-cell office:value-type="float" office:value="66619" calcext:value-type="float">
            <text:p>66619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0050" calcext:value-type="float">
            <text:p>2005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2662" calcext:value-type="float">
            <text:p>22662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19493" calcext:value-type="float">
            <text:p>19493</text:p>
          </table:table-cell>
        </table:table-row>
        <table:table-row table:style-name="ro1">
          <table:table-cell office:value-type="float" office:value="17058" calcext:value-type="float">
            <text:p>17058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18485" calcext:value-type="float">
            <text:p>1848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437" calcext:value-type="float">
            <text:p>23437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18616" calcext:value-type="float">
            <text:p>1861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4036" calcext:value-type="float">
            <text:p>24036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19128" calcext:value-type="float">
            <text:p>1912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2923" calcext:value-type="float">
            <text:p>22923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8697" calcext:value-type="float">
            <text:p>1869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3351" calcext:value-type="float">
            <text:p>23351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18699" calcext:value-type="float">
            <text:p>1869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3096" calcext:value-type="float">
            <text:p>23096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18916" calcext:value-type="float">
            <text:p>1891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722" calcext:value-type="float">
            <text:p>23722</text:p>
          </table:table-cell>
        </table:table-row>
        <table:table-row table:style-name="ro1">
          <table:table-cell office:value-type="float" office:value="24728" calcext:value-type="float">
            <text:p>24728</text:p>
          </table:table-cell>
          <table:table-cell office:value-type="float" office:value="16320" calcext:value-type="float">
            <text:p>1632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557" calcext:value-type="float">
            <text:p>22557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8697" calcext:value-type="float">
            <text:p>1869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4198" calcext:value-type="float">
            <text:p>24198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18958" calcext:value-type="float">
            <text:p>1895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2597" calcext:value-type="float">
            <text:p>22597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18755" calcext:value-type="float">
            <text:p>1875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2761" calcext:value-type="float">
            <text:p>22761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18765" calcext:value-type="float">
            <text:p>1876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594" calcext:value-type="float">
            <text:p>22594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18917" calcext:value-type="float">
            <text:p>1891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2673" calcext:value-type="float">
            <text:p>22673</text:p>
          </table:table-cell>
        </table:table-row>
        <table:table-row table:style-name="ro1">
          <table:table-cell office:value-type="float" office:value="22795" calcext:value-type="float">
            <text:p>22795</text:p>
          </table:table-cell>
          <table:table-cell office:value-type="float" office:value="15236" calcext:value-type="float">
            <text:p>1523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1330" calcext:value-type="float">
            <text:p>21330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18611" calcext:value-type="float">
            <text:p>1861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1789" calcext:value-type="float">
            <text:p>21789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19137" calcext:value-type="float">
            <text:p>1913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2251" calcext:value-type="float">
            <text:p>22251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19150" calcext:value-type="float">
            <text:p>1915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1595" calcext:value-type="float">
            <text:p>21595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18934" calcext:value-type="float">
            <text:p>1893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1542" calcext:value-type="float">
            <text:p>21542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9480" calcext:value-type="float">
            <text:p>1948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1887" calcext:value-type="float">
            <text:p>21887</text:p>
          </table:table-cell>
        </table:table-row>
        <table:table-row table:style-name="ro1">
          <table:table-cell office:value-type="float" office:value="21324" calcext:value-type="float">
            <text:p>21324</text:p>
          </table:table-cell>
          <table:table-cell office:value-type="float" office:value="12929" calcext:value-type="float">
            <text:p>12929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0550" calcext:value-type="float">
            <text:p>2055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9192" calcext:value-type="float">
            <text:p>1919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1021" calcext:value-type="float">
            <text:p>21021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9576" calcext:value-type="float">
            <text:p>1957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0811" calcext:value-type="float">
            <text:p>20811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19259" calcext:value-type="float">
            <text:p>19259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0939" calcext:value-type="float">
            <text:p>20939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9391" calcext:value-type="float">
            <text:p>19391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1119" calcext:value-type="float">
            <text:p>21119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9432" calcext:value-type="float">
            <text:p>19432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0961" calcext:value-type="float">
            <text:p>20961</text:p>
          </table:table-cell>
        </table:table-row>
        <table:table-row table:style-name="ro1">
          <table:table-cell office:value-type="float" office:value="20692" calcext:value-type="float">
            <text:p>20692</text:p>
          </table:table-cell>
          <table:table-cell office:value-type="float" office:value="10969" calcext:value-type="float">
            <text:p>10969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9963" calcext:value-type="float">
            <text:p>19963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0467" calcext:value-type="float">
            <text:p>2046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340" calcext:value-type="float">
            <text:p>2034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19452" calcext:value-type="float">
            <text:p>1945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1474" calcext:value-type="float">
            <text:p>21474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0094" calcext:value-type="float">
            <text:p>20094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9983" calcext:value-type="float">
            <text:p>19983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0825" calcext:value-type="float">
            <text:p>20825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0703" calcext:value-type="float">
            <text:p>20703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20201" calcext:value-type="float">
            <text:p>20201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0421" calcext:value-type="float">
            <text:p>20421</text:p>
          </table:table-cell>
        </table:table-row>
        <table:table-row table:style-name="ro1">
          <table:table-cell office:value-type="float" office:value="18460" calcext:value-type="float">
            <text:p>18460</text:p>
          </table:table-cell>
          <table:table-cell office:value-type="float" office:value="9132" calcext:value-type="float">
            <text:p>9132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0410" calcext:value-type="float">
            <text:p>2041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0302" calcext:value-type="float">
            <text:p>20302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0767" calcext:value-type="float">
            <text:p>20767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0113" calcext:value-type="float">
            <text:p>20113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0388" calcext:value-type="float">
            <text:p>20388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0179" calcext:value-type="float">
            <text:p>20179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9996" calcext:value-type="float">
            <text:p>19996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0504" calcext:value-type="float">
            <text:p>20504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0429" calcext:value-type="float">
            <text:p>20429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9729" calcext:value-type="float">
            <text:p>1972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0242" calcext:value-type="float">
            <text:p>20242</text:p>
          </table:table-cell>
        </table:table-row>
        <table:table-row table:style-name="ro1">
          <table:table-cell office:value-type="float" office:value="25297" calcext:value-type="float">
            <text:p>25297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float" office:value="26901" calcext:value-type="float">
            <text:p>26901</text:p>
          </table:table-cell>
          <table:table-cell office:value-type="float" office:value="20657" calcext:value-type="float">
            <text:p>20657</text:p>
          </table:table-cell>
        </table:table-row>
        <table:table-row table:style-name="ro1">
          <table:table-cell office:value-type="float" office:value="18945" calcext:value-type="float">
            <text:p>18945</text:p>
          </table:table-cell>
          <table:table-cell office:value-type="float" office:value="21666" calcext:value-type="float">
            <text:p>21666</text:p>
          </table:table-cell>
        </table:table-row>
        <table:table-row table:style-name="ro1">
          <table:table-cell office:value-type="float" office:value="27673" calcext:value-type="float">
            <text:p>27673</text:p>
          </table:table-cell>
          <table:table-cell office:value-type="float" office:value="20742" calcext:value-type="float">
            <text:p>20742</text:p>
          </table:table-cell>
        </table:table-row>
        <table:table-row table:style-name="ro1">
          <table:table-cell office:value-type="float" office:value="19573" calcext:value-type="float">
            <text:p>19573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float" office:value="26404" calcext:value-type="float">
            <text:p>26404</text:p>
          </table:table-cell>
          <table:table-cell office:value-type="float" office:value="21133" calcext:value-type="float">
            <text:p>21133</text:p>
          </table:table-cell>
        </table:table-row>
        <table:table-row table:style-name="ro1">
          <table:table-cell office:value-type="float" office:value="18961" calcext:value-type="float">
            <text:p>18961</text:p>
          </table:table-cell>
          <table:table-cell office:value-type="float" office:value="22822" calcext:value-type="float">
            <text:p>22822</text:p>
          </table:table-cell>
        </table:table-row>
        <table:table-row table:style-name="ro1">
          <table:table-cell office:value-type="float" office:value="27642" calcext:value-type="float">
            <text:p>27642</text:p>
          </table:table-cell>
          <table:table-cell office:value-type="float" office:value="20774" calcext:value-type="float">
            <text:p>20774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019" calcext:value-type="float">
            <text:p>32019</text:p>
          </table:table-cell>
          <table:table-cell office:value-type="float" office:value="21987" calcext:value-type="float">
            <text:p>21987</text:p>
          </table:table-cell>
        </table:table-row>
        <table:table-row table:style-name="ro1">
          <table:table-cell office:value-type="float" office:value="25651" calcext:value-type="float">
            <text:p>25651</text:p>
          </table:table-cell>
          <table:table-cell office:value-type="float" office:value="62664" calcext:value-type="float">
            <text:p>62664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21409" calcext:value-type="float">
            <text:p>2140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1520" calcext:value-type="float">
            <text:p>21520</text:p>
          </table:table-cell>
        </table:table-row>
        <table:table-row table:style-name="ro1">
          <table:table-cell office:value-type="float" office:value="19845" calcext:value-type="float">
            <text:p>19845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20289" calcext:value-type="float">
            <text:p>20289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1598" calcext:value-type="float">
            <text:p>21598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9805" calcext:value-type="float">
            <text:p>1980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1606" calcext:value-type="float">
            <text:p>21606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19836" calcext:value-type="float">
            <text:p>1983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1337" calcext:value-type="float">
            <text:p>21337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19590" calcext:value-type="float">
            <text:p>1959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0914" calcext:value-type="float">
            <text:p>20914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19643" calcext:value-type="float">
            <text:p>1964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1014" calcext:value-type="float">
            <text:p>21014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9746" calcext:value-type="float">
            <text:p>19746</text:p>
          </table:table-cell>
        </table:table-row>
        <table:table-row table:style-name="ro1">
          <table:table-cell office:value-type="float" office:value="18690" calcext:value-type="float">
            <text:p>18690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19394" calcext:value-type="float">
            <text:p>1939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1441" calcext:value-type="float">
            <text:p>21441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19412" calcext:value-type="float">
            <text:p>1941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19728" calcext:value-type="float">
            <text:p>1972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1476" calcext:value-type="float">
            <text:p>21476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18847" calcext:value-type="float">
            <text:p>1884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1735" calcext:value-type="float">
            <text:p>21735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19299" calcext:value-type="float">
            <text:p>192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812" calcext:value-type="float">
            <text:p>21812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19413" calcext:value-type="float">
            <text:p>19413</text:p>
          </table:table-cell>
        </table:table-row>
        <table:table-row table:style-name="ro1">
          <table:table-cell office:value-type="float" office:value="18668" calcext:value-type="float">
            <text:p>18668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18823" calcext:value-type="float">
            <text:p>1882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2590" calcext:value-type="float">
            <text:p>22590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19030" calcext:value-type="float">
            <text:p>1903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3062" calcext:value-type="float">
            <text:p>23062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19039" calcext:value-type="float">
            <text:p>1903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2202" calcext:value-type="float">
            <text:p>22202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18619" calcext:value-type="float">
            <text:p>1861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2836" calcext:value-type="float">
            <text:p>22836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18975" calcext:value-type="float">
            <text:p>1897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2517" calcext:value-type="float">
            <text:p>22517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19057" calcext:value-type="float">
            <text:p>19057</text:p>
          </table:table-cell>
        </table:table-row>
        <table:table-row table:style-name="ro1">
          <table:table-cell office:value-type="float" office:value="19491" calcext:value-type="float">
            <text:p>1949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18799" calcext:value-type="float">
            <text:p>1879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3666" calcext:value-type="float">
            <text:p>23666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18527" calcext:value-type="float">
            <text:p>185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4243" calcext:value-type="float">
            <text:p>24243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9029" calcext:value-type="float">
            <text:p>190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31" calcext:value-type="float">
            <text:p>24231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18589" calcext:value-type="float">
            <text:p>1858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415" calcext:value-type="float">
            <text:p>23415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20063" calcext:value-type="float">
            <text:p>200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611" calcext:value-type="float">
            <text:p>23611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19015" calcext:value-type="float">
            <text:p>190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350" calcext:value-type="float">
            <text:p>23350</text:p>
          </table:table-cell>
        </table:table-row>
        <table:table-row table:style-name="ro1">
          <table:table-cell office:value-type="float" office:value="24897" calcext:value-type="float">
            <text:p>24897</text:p>
          </table:table-cell>
          <table:table-cell office:value-type="float" office:value="16872" calcext:value-type="float">
            <text:p>1687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2316" calcext:value-type="float">
            <text:p>22316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18707" calcext:value-type="float">
            <text:p>1870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3539" calcext:value-type="float">
            <text:p>23539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19052" calcext:value-type="float">
            <text:p>1905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2410" calcext:value-type="float">
            <text:p>22410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19010" calcext:value-type="float">
            <text:p>1901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829" calcext:value-type="float">
            <text:p>22829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18549" calcext:value-type="float">
            <text:p>1854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2590" calcext:value-type="float">
            <text:p>22590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18875" calcext:value-type="float">
            <text:p>1887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2685" calcext:value-type="float">
            <text:p>22685</text:p>
          </table:table-cell>
        </table:table-row>
        <table:table-row table:style-name="ro1">
          <table:table-cell office:value-type="float" office:value="23095" calcext:value-type="float">
            <text:p>23095</text:p>
          </table:table-cell>
          <table:table-cell office:value-type="float" office:value="14964" calcext:value-type="float">
            <text:p>1496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1347" calcext:value-type="float">
            <text:p>21347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18613" calcext:value-type="float">
            <text:p>186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1802" calcext:value-type="float">
            <text:p>21802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19189" calcext:value-type="float">
            <text:p>1918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2005" calcext:value-type="float">
            <text:p>2200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9019" calcext:value-type="float">
            <text:p>1901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2016" calcext:value-type="float">
            <text:p>22016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18974" calcext:value-type="float">
            <text:p>1897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1520" calcext:value-type="float">
            <text:p>21520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19532" calcext:value-type="float">
            <text:p>1953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1675" calcext:value-type="float">
            <text:p>21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8:52:03.700743514</meta:creation-date>
    <dc:date>2015-12-17T19:08:15.660123141</dc:date>
    <meta:editing-duration>PT1M1S</meta:editing-duration>
    <meta:editing-cycles>1</meta:editing-cycles>
    <meta:document-statistic meta:table-count="1" meta:cell-count="4516" meta:object-count="2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131cm" svg:height="9.006cm" xlink:href=".." xlink:type="simple" chart:class="chart:bar" chart:style-name="ch1">
        <chart:legend chart:legend-position="end" svg:x="26.868cm" svg:y="4.204cm" style:legend-expansion="high" chart:style-name="ch2"/>
        <chart:plot-area chart:style-name="ch3" table:cell-range-address="Sheet1.B1:Sheet1.B2258" svg:x="0.582cm" svg:y="0.18cm" svg:width="25.704cm" svg:height="8.646cm">
          <chartooo:coordinate-region svg:x="1.759cm" svg:y="0.18cm" svg:width="24.403cm" svg:height="7.3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258" chart:class="chart:bar">
            <chart:data-point chart:repeated="22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93">
                <text:p>2993</text:p>
                <draw:g>
                  <svg:desc>Sheet1.B1:Sheet1.B2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80">
                <text:p>93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71">
                <text:p>11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09">
                <text:p>1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13">
                <text:p>19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902">
                <text:p>26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433">
                <text:p>30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22">
                <text:p>21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68">
                <text:p>26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28">
                <text:p>19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226">
                <text:p>24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46">
                <text:p>1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608">
                <text:p>23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35">
                <text:p>18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81">
                <text:p>18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316">
                <text:p>22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074">
                <text:p>18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69">
                <text:p>233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841">
                <text:p>18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280">
                <text:p>222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611">
                <text:p>186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225">
                <text:p>22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46">
                <text:p>18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99">
                <text:p>23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91">
                <text:p>19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55">
                <text:p>23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602">
                <text:p>13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42">
                <text:p>204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40">
                <text:p>188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67">
                <text:p>20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95">
                <text:p>19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815">
                <text:p>20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952">
                <text:p>189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60">
                <text:p>202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58">
                <text:p>18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201">
                <text:p>23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06">
                <text:p>196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358">
                <text:p>203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65">
                <text:p>74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621">
                <text:p>562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615">
                <text:p>561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8581">
                <text:p>1858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0563">
                <text:p>2056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9880">
                <text:p>1988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9776">
                <text:p>1977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8126">
                <text:p>812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9569">
                <text:p>1956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1287">
                <text:p>2128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9850">
                <text:p>1985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9921">
                <text:p>1992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9841">
                <text:p>1984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8165">
                <text:p>816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0040">
                <text:p>2004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8093">
                <text:p>809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9736">
                <text:p>1973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9592">
                <text:p>1959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8043">
                <text:p>804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0010">
                <text:p>2001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9628">
                <text:p>1962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9508">
                <text:p>1950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9557">
                <text:p>1955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8711">
                <text:p>871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9993">
                <text:p>1999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9828">
                <text:p>1982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8627">
                <text:p>862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9933">
                <text:p>1993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0441">
                <text:p>2044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8184">
                <text:p>818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9957">
                <text:p>1995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0443">
                <text:p>2044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8206">
                <text:p>820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0102">
                <text:p>2010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0823">
                <text:p>2082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0004">
                <text:p>2000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0269">
                <text:p>2026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9878">
                <text:p>1987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8251">
                <text:p>825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0847">
                <text:p>2084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0010">
                <text:p>2001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9819">
                <text:p>1981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9824">
                <text:p>1982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8186">
                <text:p>818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0005">
                <text:p>2000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0447">
                <text:p>2044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8165">
                <text:p>816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9794">
                <text:p>1979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2706">
                <text:p>2270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8092">
                <text:p>1809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3875">
                <text:p>3387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7656">
                <text:p>2765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9158">
                <text:p>915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1966">
                <text:p>2196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5340">
                <text:p>4534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9163">
                <text:p>916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2076">
                <text:p>2207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3704">
                <text:p>2370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9044">
                <text:p>904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1786">
                <text:p>2178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3153">
                <text:p>2315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0523">
                <text:p>2052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0330">
                <text:p>2033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721">
                <text:p>872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1047">
                <text:p>2104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1168">
                <text:p>2116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1496">
                <text:p>2149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1032">
                <text:p>2103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1184">
                <text:p>2118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9747">
                <text:p>1974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0013">
                <text:p>2001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8129">
                <text:p>812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9712">
                <text:p>1971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9567">
                <text:p>1956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9620">
                <text:p>1962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9944">
                <text:p>1994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9703">
                <text:p>1970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9646">
                <text:p>1964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8243">
                <text:p>824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9651">
                <text:p>1965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0077">
                <text:p>2007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8065">
                <text:p>806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9687">
                <text:p>1968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9751">
                <text:p>1975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8173">
                <text:p>817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9548">
                <text:p>1954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0041">
                <text:p>2004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8089">
                <text:p>808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9589">
                <text:p>1958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0076">
                <text:p>2007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9813">
                <text:p>1981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9875">
                <text:p>1987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8102">
                <text:p>810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9628">
                <text:p>1962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0116">
                <text:p>2011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9651">
                <text:p>1965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9799">
                <text:p>1979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9561">
                <text:p>1956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1397">
                <text:p>2139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8231">
                <text:p>823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0167">
                <text:p>2016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9996">
                <text:p>1999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241">
                <text:p>824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9599">
                <text:p>1959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0221">
                <text:p>2022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126">
                <text:p>812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9837">
                <text:p>1983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9765">
                <text:p>1976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9690">
                <text:p>1969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136">
                <text:p>813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9761">
                <text:p>1976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9960">
                <text:p>1996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357">
                <text:p>835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1057">
                <text:p>2105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1264">
                <text:p>2126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434">
                <text:p>843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1274">
                <text:p>2127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1016">
                <text:p>4101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0081">
                <text:p>2008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0370">
                <text:p>2037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176">
                <text:p>817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0053">
                <text:p>2005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0046">
                <text:p>2004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176">
                <text:p>817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0028">
                <text:p>2002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0424">
                <text:p>2042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319">
                <text:p>831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0065">
                <text:p>2006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9994">
                <text:p>1999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0233">
                <text:p>2023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0385">
                <text:p>2038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9733">
                <text:p>1973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9587">
                <text:p>1958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199">
                <text:p>819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9669">
                <text:p>1966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9923">
                <text:p>1992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046">
                <text:p>804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1090">
                <text:p>2109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0194">
                <text:p>2019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065">
                <text:p>806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9817">
                <text:p>1981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9986">
                <text:p>1998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061">
                <text:p>806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9681">
                <text:p>1968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9731">
                <text:p>1973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037">
                <text:p>803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9555">
                <text:p>1955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9958">
                <text:p>1995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116">
                <text:p>811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9746">
                <text:p>1974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9607">
                <text:p>1960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120">
                <text:p>812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9593">
                <text:p>1959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0025">
                <text:p>2002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173">
                <text:p>817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9718">
                <text:p>1971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9632">
                <text:p>1963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081">
                <text:p>808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9570">
                <text:p>1957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0014">
                <text:p>2001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109">
                <text:p>810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9676">
                <text:p>1967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9609">
                <text:p>1960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238">
                <text:p>823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9787">
                <text:p>1978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0213">
                <text:p>2021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210">
                <text:p>821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9752">
                <text:p>1975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9702">
                <text:p>1970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9658">
                <text:p>1965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0265">
                <text:p>2026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9652">
                <text:p>1965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9755">
                <text:p>1975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297">
                <text:p>829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9656">
                <text:p>1965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114">
                <text:p>811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9779">
                <text:p>1977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255">
                <text:p>825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9621">
                <text:p>1962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0009">
                <text:p>2000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9700">
                <text:p>1970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0032">
                <text:p>2003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283">
                <text:p>828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1566">
                <text:p>2156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1754">
                <text:p>2175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399">
                <text:p>839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1256">
                <text:p>2125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1044">
                <text:p>4104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0133">
                <text:p>2013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138">
                <text:p>813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9978">
                <text:p>1997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9723">
                <text:p>1972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9607">
                <text:p>1960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9868">
                <text:p>1986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9539">
                <text:p>1953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9785">
                <text:p>1978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099">
                <text:p>809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9533">
                <text:p>1953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9903">
                <text:p>1990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358">
                <text:p>835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0447">
                <text:p>2044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0172">
                <text:p>2017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079">
                <text:p>807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9529">
                <text:p>1952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9855">
                <text:p>1985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118">
                <text:p>811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9693">
                <text:p>1969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9679">
                <text:p>1967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9586">
                <text:p>1958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9914">
                <text:p>1991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9703">
                <text:p>1970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9672">
                <text:p>1967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269">
                <text:p>826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9595">
                <text:p>1959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9960">
                <text:p>1996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9788">
                <text:p>1978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291">
                <text:p>829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9611">
                <text:p>1961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0065">
                <text:p>2006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0754">
                <text:p>2075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0201">
                <text:p>2020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0811">
                <text:p>2081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0349">
                <text:p>2034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115">
                <text:p>811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9614">
                <text:p>1961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9621">
                <text:p>1962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9682">
                <text:p>1968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0075">
                <text:p>2007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138">
                <text:p>813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9655">
                <text:p>1965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9804">
                <text:p>1980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9835">
                <text:p>1983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0238">
                <text:p>2023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9630">
                <text:p>1963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9814">
                <text:p>1981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284">
                <text:p>828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9639">
                <text:p>1963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0088">
                <text:p>2008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9855">
                <text:p>1985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9720">
                <text:p>1972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9674">
                <text:p>1967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0210">
                <text:p>2021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9685">
                <text:p>1968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9730">
                <text:p>1973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307">
                <text:p>830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1274">
                <text:p>2127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475">
                <text:p>847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1651">
                <text:p>2165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0947">
                <text:p>4094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203">
                <text:p>820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9693">
                <text:p>1969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0135">
                <text:p>2013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9667">
                <text:p>1966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0812">
                <text:p>2081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569">
                <text:p>856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0346">
                <text:p>2034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0331">
                <text:p>2033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233">
                <text:p>823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9698">
                <text:p>1969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9692">
                <text:p>1969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095">
                <text:p>809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9533">
                <text:p>1953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139">
                <text:p>813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9832">
                <text:p>1983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9628">
                <text:p>1962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9570">
                <text:p>1957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9903">
                <text:p>1990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251">
                <text:p>825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9842">
                <text:p>1984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9609">
                <text:p>1960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067">
                <text:p>806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9626">
                <text:p>1962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183">
                <text:p>818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9717">
                <text:p>1971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9712">
                <text:p>1971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9676">
                <text:p>1967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0256">
                <text:p>2025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0028">
                <text:p>2002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9636">
                <text:p>1963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219">
                <text:p>821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9660">
                <text:p>1966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9963">
                <text:p>1996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182">
                <text:p>818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9702">
                <text:p>1970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209">
                <text:p>820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9627">
                <text:p>1962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9976">
                <text:p>1997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182">
                <text:p>818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9683">
                <text:p>1968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0202">
                <text:p>2020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268">
                <text:p>826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9598">
                <text:p>1959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0136">
                <text:p>2013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9754">
                <text:p>1975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9639">
                <text:p>1963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0991">
                <text:p>2099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0309">
                <text:p>2030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0111">
                <text:p>2011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255">
                <text:p>825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9636">
                <text:p>1963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9726">
                <text:p>1972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124">
                <text:p>812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9641">
                <text:p>1964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9974">
                <text:p>1997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9675">
                <text:p>1967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9765">
                <text:p>1976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501">
                <text:p>850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1204">
                <text:p>2120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1172">
                <text:p>2117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309">
                <text:p>830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1159">
                <text:p>2115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1296">
                <text:p>4129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239">
                <text:p>823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9687">
                <text:p>1968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9646">
                <text:p>1964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109">
                <text:p>810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9880">
                <text:p>1988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9660">
                <text:p>1966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206">
                <text:p>820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9871">
                <text:p>1987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9910">
                <text:p>1991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9643">
                <text:p>1964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9940">
                <text:p>1994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9753">
                <text:p>1975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9264">
                <text:p>1926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0084">
                <text:p>2008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0005">
                <text:p>2000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9617">
                <text:p>1961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9938">
                <text:p>1993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0011">
                <text:p>2001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0824">
                <text:p>2082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9627">
                <text:p>1962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0066">
                <text:p>2006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9627">
                <text:p>1962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0387">
                <text:p>2038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9323">
                <text:p>1932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9995">
                <text:p>1999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9605">
                <text:p>1960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0146">
                <text:p>2014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9122">
                <text:p>1912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0562">
                <text:p>2056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9190">
                <text:p>1919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1447">
                <text:p>2144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9583">
                <text:p>1958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0197">
                <text:p>2019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9026">
                <text:p>1902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0608">
                <text:p>2060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451">
                <text:p>1945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0520">
                <text:p>2052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430">
                <text:p>1943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176">
                <text:p>1917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1505">
                <text:p>2150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8723">
                <text:p>1872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1866">
                <text:p>2186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215">
                <text:p>1921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1176">
                <text:p>2117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051">
                <text:p>1905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1352">
                <text:p>2135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8899">
                <text:p>1889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1306">
                <text:p>2130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804">
                <text:p>1980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350">
                <text:p>1935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31">
                <text:p>1913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6463">
                <text:p>2646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876">
                <text:p>1987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9758">
                <text:p>2975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8313">
                <text:p>3831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8748">
                <text:p>1874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1311">
                <text:p>2131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379">
                <text:p>1937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1286">
                <text:p>2128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3693">
                <text:p>1369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0868">
                <text:p>2086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032">
                <text:p>1903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1137">
                <text:p>2113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55">
                <text:p>1935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1060">
                <text:p>2106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137">
                <text:p>1913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1035">
                <text:p>2103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8861">
                <text:p>1886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2116">
                <text:p>2211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943">
                <text:p>1994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0901">
                <text:p>2090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1734">
                <text:p>1173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0209">
                <text:p>2020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550">
                <text:p>1955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0410">
                <text:p>2041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348">
                <text:p>1934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0831">
                <text:p>2083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547">
                <text:p>1954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0132">
                <text:p>2013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0148">
                <text:p>2014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0401">
                <text:p>2040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90">
                <text:p>1959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0076">
                <text:p>1007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0125">
                <text:p>2012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0236">
                <text:p>2023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0420">
                <text:p>2042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0793">
                <text:p>2079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0169">
                <text:p>20169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898">
                <text:p>1989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0396">
                <text:p>2039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0361">
                <text:p>2036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52">
                <text:p>1965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7915">
                <text:p>791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0074">
                <text:p>2007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0252">
                <text:p>2025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790">
                <text:p>1979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824">
                <text:p>1982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0148">
                <text:p>2014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0613">
                <text:p>2061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565">
                <text:p>1956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0287">
                <text:p>2028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0119">
                <text:p>2011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0326">
                <text:p>2032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2227">
                <text:p>2222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0617">
                <text:p>2061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1321">
                <text:p>2132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639">
                <text:p>1963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0989">
                <text:p>2098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0559">
                <text:p>2055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1259">
                <text:p>2125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479">
                <text:p>1947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0505">
                <text:p>2050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0111">
                <text:p>2011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1616">
                <text:p>2161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0906">
                <text:p>2090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472">
                <text:p>1947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1446">
                <text:p>2144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676">
                <text:p>1967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2277">
                <text:p>2227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726">
                <text:p>1972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0898">
                <text:p>2089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862">
                <text:p>1986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2449">
                <text:p>2244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543">
                <text:p>1954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1185">
                <text:p>2118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826">
                <text:p>1982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9346">
                <text:p>1934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2096">
                <text:p>2209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9801">
                <text:p>1980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5079">
                <text:p>2507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29">
                <text:p>2002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4289">
                <text:p>2428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9509">
                <text:p>1950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4509">
                <text:p>2450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9474">
                <text:p>1947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4237">
                <text:p>2423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9682">
                <text:p>3968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8681">
                <text:p>1868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4217">
                <text:p>2421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8746">
                <text:p>1874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4434">
                <text:p>2443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9094">
                <text:p>1909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3385">
                <text:p>2338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8774">
                <text:p>1877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4071">
                <text:p>2407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8998">
                <text:p>1899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3420">
                <text:p>2342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9024">
                <text:p>1902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4168">
                <text:p>2416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6432">
                <text:p>1643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3303">
                <text:p>23303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8557">
                <text:p>18557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4556">
                <text:p>2455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8948">
                <text:p>1894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2392">
                <text:p>2239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8688">
                <text:p>18688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2975">
                <text:p>2297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8676">
                <text:p>1867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9819">
                <text:p>1981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3029">
                <text:p>2302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5372">
                <text:p>1537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1581">
                <text:p>2158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8508">
                <text:p>1850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1827">
                <text:p>2182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9035">
                <text:p>1903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1875">
                <text:p>2187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8967">
                <text:p>1896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8747">
                <text:p>1874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1306">
                <text:p>2130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1513">
                <text:p>2151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2783">
                <text:p>12783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622">
                <text:p>2062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8934">
                <text:p>1893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1267">
                <text:p>2126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9815">
                <text:p>1981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495">
                <text:p>2049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9313">
                <text:p>1931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812">
                <text:p>2081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9503">
                <text:p>1950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950">
                <text:p>2095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9380">
                <text:p>1938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0842">
                <text:p>1084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32">
                <text:p>2063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9688">
                <text:p>19688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338">
                <text:p>2033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9358">
                <text:p>1935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1059">
                <text:p>2105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311">
                <text:p>2031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497">
                <text:p>2049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231">
                <text:p>2023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9631">
                <text:p>1963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693">
                <text:p>2069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017">
                <text:p>20017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003">
                <text:p>20003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256">
                <text:p>2025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1191">
                <text:p>21191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572">
                <text:p>2057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9846">
                <text:p>1984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017">
                <text:p>2001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1253">
                <text:p>21253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483">
                <text:p>2048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9598">
                <text:p>1959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1561">
                <text:p>2156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7385">
                <text:p>738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48">
                <text:p>2084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1657">
                <text:p>2165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716">
                <text:p>2071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1442">
                <text:p>2144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1207">
                <text:p>2120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1592">
                <text:p>2159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790">
                <text:p>2079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6619">
                <text:p>6661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050">
                <text:p>2005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2662">
                <text:p>2266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9493">
                <text:p>19493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8485">
                <text:p>1848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3437">
                <text:p>23437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8616">
                <text:p>1861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9128">
                <text:p>1912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2923">
                <text:p>2292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8697">
                <text:p>1869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3351">
                <text:p>2335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8699">
                <text:p>18699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3096">
                <text:p>2309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8916">
                <text:p>1891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3722">
                <text:p>2372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6320">
                <text:p>1632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2557">
                <text:p>2255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8697">
                <text:p>18697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4198">
                <text:p>2419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8958">
                <text:p>1895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2597">
                <text:p>22597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8755">
                <text:p>1875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2761">
                <text:p>22761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8765">
                <text:p>1876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2594">
                <text:p>22594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8917">
                <text:p>1891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2673">
                <text:p>2267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5236">
                <text:p>1523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330">
                <text:p>2133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8611">
                <text:p>1861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789">
                <text:p>21789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9137">
                <text:p>1913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2251">
                <text:p>2225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9150">
                <text:p>1915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595">
                <text:p>2159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8934">
                <text:p>1893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542">
                <text:p>2154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9480">
                <text:p>1948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887">
                <text:p>21887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2929">
                <text:p>12929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0550">
                <text:p>2055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9192">
                <text:p>1919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021">
                <text:p>21021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9576">
                <text:p>1957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0811">
                <text:p>2081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9259">
                <text:p>1925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0939">
                <text:p>20939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9391">
                <text:p>1939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119">
                <text:p>2111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0961">
                <text:p>2096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0969">
                <text:p>10969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9963">
                <text:p>19963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0467">
                <text:p>2046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0340">
                <text:p>2034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9452">
                <text:p>1945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474">
                <text:p>2147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0094">
                <text:p>2009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9983">
                <text:p>19983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0825">
                <text:p>2082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0201">
                <text:p>2020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0421">
                <text:p>20421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132">
                <text:p>9132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0410">
                <text:p>2041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0302">
                <text:p>2030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0767">
                <text:p>2076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0113">
                <text:p>2011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0179">
                <text:p>2017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9996">
                <text:p>19996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0429">
                <text:p>2042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9729">
                <text:p>1972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0657">
                <text:p>2065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666">
                <text:p>2166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600">
                <text:p>2160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133">
                <text:p>2113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2822">
                <text:p>2282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0774">
                <text:p>20774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987">
                <text:p>21987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62664">
                <text:p>6266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409">
                <text:p>21409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520">
                <text:p>2152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0289">
                <text:p>2028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598">
                <text:p>2159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9805">
                <text:p>1980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606">
                <text:p>21606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9836">
                <text:p>1983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337">
                <text:p>2133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9590">
                <text:p>1959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0914">
                <text:p>20914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9643">
                <text:p>19643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014">
                <text:p>2101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9746">
                <text:p>1974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9394">
                <text:p>1939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1441">
                <text:p>2144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9412">
                <text:p>1941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2371">
                <text:p>2237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1476">
                <text:p>21476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8847">
                <text:p>18847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1735">
                <text:p>2173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9299">
                <text:p>1929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9413">
                <text:p>19413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8823">
                <text:p>1882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9030">
                <text:p>1903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2202">
                <text:p>2220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8619">
                <text:p>1861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2836">
                <text:p>2283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8975">
                <text:p>1897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2517">
                <text:p>2251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9057">
                <text:p>1905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8799">
                <text:p>18799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3666">
                <text:p>2366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8527">
                <text:p>1852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4243">
                <text:p>24243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9029">
                <text:p>19029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4231">
                <text:p>2423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8589">
                <text:p>18589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3415">
                <text:p>2341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0063">
                <text:p>2006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3611">
                <text:p>23611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9015">
                <text:p>1901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3350">
                <text:p>2335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6872">
                <text:p>1687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2316">
                <text:p>2231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8707">
                <text:p>1870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9052">
                <text:p>1905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2410">
                <text:p>2241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9010">
                <text:p>1901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2829">
                <text:p>2282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8549">
                <text:p>1854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8875">
                <text:p>1887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2685">
                <text:p>2268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4964">
                <text:p>1496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1347">
                <text:p>21347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8613">
                <text:p>18613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1802">
                <text:p>2180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9189">
                <text:p>1918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2005">
                <text:p>2200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9019">
                <text:p>19019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8974">
                <text:p>1897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1520">
                <text:p>2152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9532">
                <text:p>1953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1675">
                <text:p>21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132cm" svg:height="9.006cm" xlink:href=".." xlink:type="simple" chart:class="chart:bar" chart:style-name="ch1">
        <chart:legend chart:legend-position="end" svg:x="26.895cm" svg:y="4.204cm" style:legend-expansion="high" chart:style-name="ch2"/>
        <chart:plot-area chart:style-name="ch3" table:cell-range-address="Sheet1.A1:Sheet1.A2258" svg:x="0.582cm" svg:y="0.18cm" svg:width="25.731cm" svg:height="8.646cm">
          <chartooo:coordinate-region svg:x="1.759cm" svg:y="0.18cm" svg:width="24.43cm" svg:height="7.3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258" chart:class="chart:bar">
            <chart:data-point chart:repeated="22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17">
                <text:p>8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626">
                <text:p>46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79">
                <text:p>7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836">
                <text:p>19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43">
                <text:p>197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59">
                <text:p>200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10">
                <text:p>197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360">
                <text:p>343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83">
                <text:p>59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39">
                <text:p>59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95">
                <text:p>58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26">
                <text:p>76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46">
                <text:p>59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95">
                <text:p>58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83">
                <text:p>59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38">
                <text:p>64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82">
                <text:p>58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947">
                <text:p>59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53">
                <text:p>58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83">
                <text:p>60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57">
                <text:p>60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75">
                <text:p>60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07">
                <text:p>61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379">
                <text:p>73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491">
                <text:p>64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087">
                <text:p>60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097">
                <text:p>60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093">
                <text:p>60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111">
                <text:p>61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909">
                <text:p>69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651">
                <text:p>66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041">
                <text:p>60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086">
                <text:p>60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113">
                <text:p>61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25">
                <text:p>64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69">
                <text:p>61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791">
                <text:p>67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08">
                <text:p>61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11">
                <text:p>61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11">
                <text:p>61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506">
                <text:p>65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07">
                <text:p>61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142">
                <text:p>61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108">
                <text:p>61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223">
                <text:p>62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223">
                <text:p>62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198">
                <text:p>61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111">
                <text:p>61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113">
                <text:p>61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165">
                <text:p>61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87">
                <text:p>608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111">
                <text:p>61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111">
                <text:p>61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113">
                <text:p>61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58">
                <text:p>65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165">
                <text:p>61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93">
                <text:p>60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173">
                <text:p>617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819">
                <text:p>681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404">
                <text:p>64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61">
                <text:p>626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407">
                <text:p>64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607">
                <text:p>66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413">
                <text:p>64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261">
                <text:p>62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203">
                <text:p>620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333">
                <text:p>63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408">
                <text:p>64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791">
                <text:p>77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802">
                <text:p>680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373">
                <text:p>637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262">
                <text:p>62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333">
                <text:p>63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442">
                <text:p>64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567">
                <text:p>65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504">
                <text:p>65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347">
                <text:p>63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631">
                <text:p>763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991">
                <text:p>69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639">
                <text:p>663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198">
                <text:p>61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277">
                <text:p>627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638">
                <text:p>663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607">
                <text:p>66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226">
                <text:p>62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361">
                <text:p>636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262">
                <text:p>626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586">
                <text:p>658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438">
                <text:p>643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747">
                <text:p>67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418">
                <text:p>641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607">
                <text:p>66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504">
                <text:p>65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711">
                <text:p>67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763">
                <text:p>676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373">
                <text:p>637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223">
                <text:p>622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262">
                <text:p>626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334">
                <text:p>63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261">
                <text:p>62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653">
                <text:p>665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346">
                <text:p>634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811">
                <text:p>781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169">
                <text:p>616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095">
                <text:p>609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169">
                <text:p>616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173">
                <text:p>617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453">
                <text:p>645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347">
                <text:p>634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595">
                <text:p>659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226">
                <text:p>622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142">
                <text:p>614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767">
                <text:p>676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334">
                <text:p>633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223">
                <text:p>622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173">
                <text:p>617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127">
                <text:p>612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172">
                <text:p>617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209">
                <text:p>620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198">
                <text:p>619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048">
                <text:p>804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638">
                <text:p>663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609">
                <text:p>660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853">
                <text:p>585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845">
                <text:p>584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941">
                <text:p>594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959">
                <text:p>595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5896">
                <text:p>589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5895">
                <text:p>589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261">
                <text:p>626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429">
                <text:p>642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853">
                <text:p>585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939">
                <text:p>593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805">
                <text:p>580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861">
                <text:p>586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845">
                <text:p>584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845">
                <text:p>584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058">
                <text:p>805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809">
                <text:p>580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835">
                <text:p>583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835">
                <text:p>583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111">
                <text:p>611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5896">
                <text:p>589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5799">
                <text:p>579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5896">
                <text:p>589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5941">
                <text:p>594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0618">
                <text:p>1061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6438">
                <text:p>643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401">
                <text:p>640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529">
                <text:p>652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431">
                <text:p>643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1171">
                <text:p>4117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9622">
                <text:p>4962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1855">
                <text:p>3185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3247">
                <text:p>3324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5818">
                <text:p>2581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7647">
                <text:p>1764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9181">
                <text:p>918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6674">
                <text:p>667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863">
                <text:p>686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6879">
                <text:p>687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792">
                <text:p>679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6455">
                <text:p>645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6418">
                <text:p>641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6438">
                <text:p>643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513">
                <text:p>651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6447">
                <text:p>644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3933">
                <text:p>1393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4622">
                <text:p>2462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1648">
                <text:p>2164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8228">
                <text:p>2822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4135">
                <text:p>2413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569">
                <text:p>1656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6553">
                <text:p>655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6653">
                <text:p>665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491">
                <text:p>649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6418">
                <text:p>641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6409">
                <text:p>640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6435">
                <text:p>643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401">
                <text:p>640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3797">
                <text:p>1379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5236">
                <text:p>2523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1573">
                <text:p>2157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7979">
                <text:p>2797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4054">
                <text:p>2405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133">
                <text:p>413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443">
                <text:p>1644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425">
                <text:p>642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573">
                <text:p>657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6405">
                <text:p>640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6425">
                <text:p>642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3837">
                <text:p>1383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4367">
                <text:p>2436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1587">
                <text:p>2158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8081">
                <text:p>2808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4250">
                <text:p>2425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6645">
                <text:p>1664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6607">
                <text:p>660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6418">
                <text:p>641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6392">
                <text:p>639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373">
                <text:p>637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391">
                <text:p>639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519">
                <text:p>651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513">
                <text:p>651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594">
                <text:p>659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520">
                <text:p>652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353">
                <text:p>635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3926">
                <text:p>1392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4706">
                <text:p>2470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1658">
                <text:p>2165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8229">
                <text:p>2822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4328">
                <text:p>2432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6567">
                <text:p>1656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434">
                <text:p>643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814">
                <text:p>1881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7814">
                <text:p>1781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8524">
                <text:p>1852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4849">
                <text:p>1484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6706">
                <text:p>2670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1515">
                <text:p>4151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1664">
                <text:p>4166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2991">
                <text:p>4299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4760">
                <text:p>1476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7266">
                <text:p>4726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1818">
                <text:p>2181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0709">
                <text:p>2070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193">
                <text:p>1919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8147">
                <text:p>1814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8624">
                <text:p>1862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7689">
                <text:p>1768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9880">
                <text:p>1988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5592">
                <text:p>1559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7564">
                <text:p>3756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8405">
                <text:p>3840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7048">
                <text:p>3704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849">
                <text:p>784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5902">
                <text:p>2590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4159">
                <text:p>2415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3025">
                <text:p>2302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1223">
                <text:p>21223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565">
                <text:p>2056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8502">
                <text:p>1850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39069">
                <text:p>3906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6650">
                <text:p>2665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9309">
                <text:p>19309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6549">
                <text:p>2654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6493">
                <text:p>26493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9121">
                <text:p>1912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0044">
                <text:p>10044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6676">
                <text:p>3667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5202">
                <text:p>1520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7058">
                <text:p>1705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4728">
                <text:p>2472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2795">
                <text:p>2279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24">
                <text:p>2132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0692">
                <text:p>2069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8460">
                <text:p>1846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5297">
                <text:p>2529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6901">
                <text:p>26901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8945">
                <text:p>1894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7673">
                <text:p>27673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9573">
                <text:p>19573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6404">
                <text:p>2640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8961">
                <text:p>1896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7642">
                <text:p>2764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32019">
                <text:p>3201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5651">
                <text:p>2565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9845">
                <text:p>1984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8690">
                <text:p>1869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8668">
                <text:p>18668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9491">
                <text:p>1949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4178">
                <text:p>417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4897">
                <text:p>2489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3095">
                <text:p>2309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906">
                <text:p>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